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1.249cm" style:auto-text-indent="false"/>
    </style:style>
    <style:style style:name="P2" style:family="paragraph" style:parent-style-name="No_20_Spacing">
      <style:paragraph-properties fo:margin-left="0cm" fo:margin-right="0cm" fo:text-indent="1.249cm" style:auto-text-indent="false"/>
      <style:text-properties fo:font-size="12pt" style:font-size-asian="12pt" style:font-size-complex="12pt"/>
    </style:style>
    <style:style style:name="P3" style:family="paragraph" style:parent-style-name="Title" style:master-page-name="Standard">
      <style:paragraph-properties style:page-number="auto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1">Escopo clínica Paty Patinhas Veterinária</text:span></text:p>
      <text:p text:style-name="P2"/>
      <text:p text:style-name="P1"><text:span text:style-name="T2">A Doutora Patrícia Pilar Costa é dona da clínica veterinária Paty Patynhas (Pilar e Pilar Comércio de Produtos Veterinários) na área de Indústria Médico Veterinário. Ela é pós-graduada e mestra em ciências pelo departamento de farmacologia e toxicologia da USP. Em sua clínica veterinária, prestam-se os serviços de estética animal, consultas, aplicação de vacinas e medicamentos. A clínica atua no mercado de trabalho aproximadamente a 7 anos. Possuem um volume de vendas de cerca de 15,000,00 reais, atendendo pelo menos 12 a 15 clientes por dia, média de 150 por mês.</text:span></text:p>
      <text:p text:style-name="P1"><text:span text:style-name="T2">Entre as responsabilidades da clínica estão o controle de entrada e saída de produtos durante o atendimento médico veterinário, a consultoria e tratamento de animais doentes e serviços estético animal. O sucesso do negócio se dá pelas consultas realizadas na clínica e pelo volume de entrada e saída de produtos. Outros sistemas já existentes no mercado possuem um controle geral de consultas, entrada e saída de produtos e vacinas, e é amplamente usado. Hoje em dia no PetShop, esse tipo de informação não é guardado em lugar nenhum, deixando-as dependente da memória dos funcionários. </text:span></text:p>
      <text:p text:style-name="P1"><text:span text:style-name="T2">O tempo e os esforços gastos sem um sistema para controle das responsabilidades básicas do Pet Shop atrapalham no atendimento, prejudicando a qualidade da atenção dada ao tratamento dos pacientes. Para melhorar o negócio, uma maior divulgação da clínica ajudaria na captação de novos clientes, com a otimização do tempo de atendimento através do software. Hoje em dia esse processo de divulgação acontece de forma espontânea através de clientes que já passaram pelo PetShop. Sendo assim, o atendimento da Clínica é o que mantém sua boa reputação. </text:span></text:p>
      <text:p text:style-name="No_20_Spacing"><text:span text:style-name="T2"><text:tab/>A implantação do o sistema tem o objetivo de um controle de atendimento e tratamento dos pacientes melhor e mais rápido. Dando a possibilidade de guardar e organizar os check-ups iniciais e pós-atendimento. Que tenha um controle do serviço de estética da clínica, entrada e saída de produtos em estoque e um controle financeiro, como contas a pagar, boletos e emissão de nota fiscal com nome do proprietário e seu animal.</text:span><text:span text:style-name="T3"> </text:span><text:span text:style-name="T2">O sistema deve ser simples de usar e precisa identificar qual funcionário prestou serviço. Sendo fundamental que o usuário sem conhecimento esteja apto a trabalhar em no máximo uma semana. Espera-se um sistema que possibilite o backup constante, dificultando sua perda. Deve manter os dados mesmo com a atualização, troca do sistema e acesso disponível em qualquer lugar através da internet (portabilidade).</text:span></text:p>
      <text:p text:style-name="No_20_Spacing"><text:s text:c="3"/>O projeto necessitara de pelo menos dois anos de desenvolvimento, sem garantias do que funcionará totalmente de acordo com o cliente.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silva</meta:initial-creator>
    <dc:creator>bruno silva</dc:creator>
    <meta:editing-cycles>7</meta:editing-cycles>
    <meta:creation-date>2018-03-06T11:47:00</meta:creation-date>
    <dc:date>2018-03-06T13:19:00</dc:date>
    <meta:editing-duration>PT1H32M</meta:editing-duration>
    <meta:generator>LibreOffice/6.1.0.3$Windows_X86_64 LibreOffice_project/efb621ed25068d70781dc026f7e9c5187a4decd1</meta:generator>
    <meta:document-statistic meta:table-count="0" meta:image-count="0" meta:object-count="0" meta:page-count="1" meta:paragraph-count="6" meta:word-count="431" meta:character-count="2710" meta:non-whitespace-character-count="22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